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ny">
      <style:paragraph-properties fo:break-before="page"/>
    </style:style>
    <style:style style:name="P2" style:family="paragraph" style:parent-style-name="Normalny">
      <style:text-properties fo:font-size="14pt" style:font-size-asian="14pt" style:font-size-complex="14pt"/>
    </style:style>
    <style:style style:name="P3" style:family="paragraph" style:parent-style-name="Normalny">
      <style:text-properties fo:font-size="14pt" officeooo:paragraph-rsid="0019b5a7" style:font-size-asian="14pt" style:font-size-complex="14pt"/>
    </style:style>
    <style:style style:name="P4" style:family="paragraph" style:parent-style-name="Normalny" style:master-page-name="MP0">
      <style:paragraph-properties style:page-number="auto" fo:break-before="page"/>
      <style:text-properties fo:font-size="14pt" style:font-size-asian="14pt" style:font-size-complex="14pt"/>
    </style:style>
    <style:style style:name="P5" style:family="paragraph" style:parent-style-name="Normalny">
      <style:text-properties fo:font-size="14pt" officeooo:rsid="0019b5a7" officeooo:paragraph-rsid="0019b5a7" style:font-size-asian="14pt" style:font-size-complex="14pt"/>
    </style:style>
    <style:style style:name="P6" style:family="paragraph" style:parent-style-name="Normalny">
      <style:text-properties officeooo:paragraph-rsid="0019b5a7"/>
    </style:style>
    <style:style style:name="T1" style:family="text">
      <style:text-properties officeooo:rsid="00174725"/>
    </style:style>
    <style:style style:name="T2" style:family="text">
      <style:text-properties officeooo:rsid="0018035e"/>
    </style:style>
    <style:style style:name="T3" style:family="text">
      <style:text-properties officeooo:rsid="0019b5a7"/>
    </style:style>
    <style:style style:name="T4" style:family="text">
      <style:text-properties officeooo:rsid="001b849d"/>
    </style:style>
    <style:style style:name="T5" style:family="text">
      <style:text-properties fo:font-size="14pt" officeooo:rsid="0019b5a7" style:font-size-asian="14pt" style:font-size-complex="14pt"/>
    </style:style>
    <style:style style:name="T6" style:family="text">
      <style:text-properties fo:font-size="14pt" officeooo:rsid="001b849d" style:font-size-asian="14pt" style:font-size-complex="14pt"/>
    </style:style>
    <style:style style:name="T7" style:family="text">
      <style:text-properties fo:font-size="14pt" officeooo:rsid="001cc62f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 System e-dziekanatu będzie zarządzać danymi <text:span text:style-name="T1">doktorantów oraz studentów</text:span>.</text:p>
      <text:p text:style-name="P2">- Za jego pomocą będzie można dodawać usuwać i modyfikować dane <text:span text:style-name="T2">osób</text:span> takie jak ich oceny, dane personalne.</text:p>
      <text:p text:style-name="P2">- Dane będą wpisywane przez <text:span text:style-name="T1">nauczyciela</text:span>.</text:p>
      <text:p text:style-name="P3">- Dostęp do nich będą miały osoby zalogowane do systemu<text:tab/></text:p>
      <text:p text:style-name="P3">- <text:span text:style-name="T3">Po zalogowaniu będzie można wybrać dwie opcje edycji Studenta oraz edycji Doktoranta, gdzie będzie można edytować dodawać i usuwać rekordy</text:span></text:p>
      <text:p text:style-name="P5">- W menu edycji Studenta jest także opcja dodawana i edycji ocen</text:p>
      <text:p text:style-name="P6"><text:span text:style-name="T5">- <text:s/></text:span><text:span text:style-name="T6">Do kompilacji jest używany specjalnie utworzony plik Makefile</text:span></text:p>
      <text:p text:style-name="P6"><text:span text:style-name="T6">- <text:s/>Użyty kompilator to g++ </text:span><text:span text:style-name="T7">na Linuxie</text:span></text:p>
      <text:p text:style-name="Normalny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hyphenation-ladder-count="no-limit"/>
      <style:text-properties fo:hyphenate="false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  <dc:title/>
    <dc:description/>
    <dc:subject/>
    <meta:initial-creator>kacper dogiel</meta:initial-creator>
    <meta:creation-date>2020-03-27T18:20:00Z</meta:creation-date>
    <dc:date>2020-06-14T13:58:08.553780688</dc:date>
    <meta:editing-cycles>8</meta:editing-cycles>
    <meta:editing-duration>PT1H16M59S</meta:editing-duration>
    <meta:document-statistic meta:table-count="0" meta:image-count="0" meta:object-count="0" meta:page-count="2" meta:paragraph-count="8" meta:word-count="92" meta:character-count="580" meta:non-whitespace-character-count="493"/>
    <meta:template xlink:type="simple" xlink:actuate="onRequest" xlink:title="" xlink:href="Normal"/>
  </office:meta>
</office:document-meta>
</file>